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0pt" fo:font-weight="bold" officeooo:rsid="000b1d23" officeooo:paragraph-rsid="000b1d23" style:font-size-asian="35pt" style:font-weight-asian="bold" style:font-size-complex="40pt" style:font-weight-complex="bold"/>
    </style:style>
    <style:style style:name="P2" style:family="paragraph" style:parent-style-name="Standard">
      <style:text-properties fo:font-size="40pt" fo:font-weight="normal" officeooo:rsid="000b1d23" officeooo:paragraph-rsid="000b1d23" style:font-size-asian="35pt" style:font-weight-asian="normal" style:font-size-complex="40pt" style:font-weight-complex="normal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Heading_20_1">
      <style:paragraph-properties fo:break-before="page"/>
      <style:text-properties officeooo:paragraph-rsid="00107e18"/>
    </style:style>
    <style:style style:name="P5" style:family="paragraph" style:parent-style-name="Text_20_body">
      <style:text-properties officeooo:rsid="00113d8a" officeooo:paragraph-rsid="00113d8a"/>
    </style:style>
    <style:style style:name="T1" style:family="text">
      <style:text-properties officeooo:rsid="00107e18"/>
    </style:style>
    <style:style style:name="T2" style:family="text">
      <style:text-properties officeooo:rsid="0011f64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sto Documentation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3">Table of Contents</text:p>
          </text:index-title>
        </text:index-body>
      </text:table-of-content>
      <text:p text:style-name="P2"/>
      <text:h text:style-name="P4" text:outline-level="1"><text:span text:style-name="T1">Rendering</text:span></text:h>
      <text:p text:style-name="P5">The renderer is based on a global rendering system, meaning that a single renderer exists for all contexts (2D, 3D, texture mapping, etc). <text:span text:style-name="T2">In order to achieve this, the different contexts are abstracted into something called a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6T02:27:19.251376463</meta:creation-date>
    <meta:generator>LibreOffice/25.2.0.3$Linux_X86_64 LibreOffice_project/520$Build-3</meta:generator>
    <dc:date>2025-02-16T02:31:51.054258823</dc:date>
    <meta:editing-duration>PT4M29S</meta:editing-duration>
    <meta:editing-cycles>6</meta:editing-cycles>
    <meta:document-statistic meta:table-count="0" meta:image-count="0" meta:object-count="0" meta:page-count="3" meta:paragraph-count="4" meta:word-count="43" meta:character-count="273" meta:non-whitespace-character-count="233"/>
  </office:meta>
</office:document-meta>
</file>